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margin-top="0.0398in" fo:margin-bottom="0.0398in" style:contextual-spacing="false" fo:line-height="115%" fo:text-align="start" style:justify-single-word="false"/>
      <style:text-properties fo:color="#158466" loext:opacity="100%" fo:font-size="14pt" officeooo:rsid="000d7afb" officeooo:paragraph-rsid="000d7afb" style:font-size-asian="12.25pt" style:font-size-complex="14pt"/>
    </style:style>
    <style:style style:name="P2" style:family="paragraph" style:parent-style-name="Standard">
      <style:paragraph-properties fo:margin-top="0.0398in" fo:margin-bottom="0.0398in" style:contextual-spacing="false" fo:line-height="115%" fo:text-align="start" style:justify-single-word="false"/>
      <style:text-properties fo:color="#158466" loext:opacity="100%" fo:font-size="14pt" officeooo:rsid="000f379f" officeooo:paragraph-rsid="0012e8dd" style:font-size-asian="12.25pt" style:font-size-complex="14pt"/>
    </style:style>
    <style:style style:name="P3" style:family="paragraph" style:parent-style-name="Standard">
      <style:paragraph-properties fo:margin-top="0.0398in" fo:margin-bottom="0.0398in" style:contextual-spacing="false" fo:line-height="115%" fo:text-align="start" style:justify-single-word="false"/>
      <style:text-properties fo:color="#158466" loext:opacity="100%" fo:font-size="14pt" officeooo:rsid="0012e8dd" officeooo:paragraph-rsid="0012e8dd" style:font-size-asian="12.25pt" style:font-size-complex="14pt"/>
    </style:style>
    <style:style style:name="P4" style:family="paragraph" style:parent-style-name="Standard">
      <style:paragraph-properties fo:margin-top="0.0398in" fo:margin-bottom="0.0398in" style:contextual-spacing="false" fo:line-height="115%" fo:text-align="start" style:justify-single-word="false"/>
      <style:text-properties fo:color="#158466" loext:opacity="100%" fo:font-size="14pt" officeooo:rsid="0012e8dd" officeooo:paragraph-rsid="00190498" style:font-size-asian="12.25pt" style:font-size-complex="14pt"/>
    </style:style>
    <style:style style:name="P5" style:family="paragraph" style:parent-style-name="Standard">
      <style:paragraph-properties fo:margin-top="0.0398in" fo:margin-bottom="0.0398in" style:contextual-spacing="false" fo:line-height="115%" fo:text-align="start" style:justify-single-word="false"/>
      <style:text-properties fo:color="#158466" loext:opacity="100%" fo:font-size="14pt" officeooo:rsid="0012e8dd" officeooo:paragraph-rsid="00560cdd" style:font-size-asian="12.25pt" style:font-size-complex="14pt"/>
    </style:style>
    <style:style style:name="P6" style:family="paragraph" style:parent-style-name="Standard">
      <style:paragraph-properties fo:margin-top="0.0398in" fo:margin-bottom="0.0398in" style:contextual-spacing="false" fo:line-height="115%" fo:text-align="start" style:justify-single-word="false"/>
      <style:text-properties fo:color="#158466" loext:opacity="100%" fo:font-size="14pt" officeooo:rsid="0008d11c" officeooo:paragraph-rsid="0008d11c" style:font-size-asian="12.25pt" style:font-size-complex="14pt"/>
    </style:style>
    <style:style style:name="P7" style:family="paragraph" style:parent-style-name="Standard">
      <style:paragraph-properties fo:line-height="115%" fo:text-align="center" style:justify-single-word="false"/>
      <style:text-properties fo:color="#158466" loext:opacity="100%" fo:font-size="18pt" officeooo:rsid="0008d11c" officeooo:paragraph-rsid="0008d11c" style:font-size-asian="18pt" style:font-size-complex="18pt"/>
    </style:style>
    <style:style style:name="P8"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253929" officeooo:paragraph-rsid="00253929" style:font-size-asian="10.5pt" style:font-size-complex="12pt"/>
    </style:style>
    <style:style style:name="P9"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29f839" officeooo:paragraph-rsid="0029f839" style:font-size-asian="10.5pt" style:font-size-complex="12pt"/>
    </style:style>
    <style:style style:name="P10"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379dbf" officeooo:paragraph-rsid="0039f5af" style:font-size-asian="10.5pt" style:font-size-complex="12pt"/>
    </style:style>
    <style:style style:name="P11"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379dbf" officeooo:paragraph-rsid="0039fe5a" style:font-size-asian="10.5pt" style:font-size-complex="12pt"/>
    </style:style>
    <style:style style:name="P12"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39fe5a" officeooo:paragraph-rsid="0039fe5a" style:font-size-asian="10.5pt" style:font-size-complex="12pt"/>
    </style:style>
    <style:style style:name="P13"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3cf1a4" officeooo:paragraph-rsid="003cf1a4" style:font-size-asian="10.5pt" style:font-size-complex="12pt"/>
    </style:style>
    <style:style style:name="P14"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45784c" officeooo:paragraph-rsid="0045784c" style:font-size-asian="10.5pt" style:font-size-complex="12pt"/>
    </style:style>
    <style:style style:name="P15"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46ef00" officeooo:paragraph-rsid="0046ef00" style:font-size-asian="10.5pt" style:font-size-complex="12pt"/>
    </style:style>
    <style:style style:name="P16"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4c7190" officeooo:paragraph-rsid="004c7190" style:font-size-asian="10.5pt" style:font-size-complex="12pt"/>
    </style:style>
    <style:style style:name="P17"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560cdd" officeooo:paragraph-rsid="00560cdd" style:font-size-asian="10.5pt" style:font-size-complex="12pt"/>
    </style:style>
    <style:style style:name="P18"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0c3854" officeooo:paragraph-rsid="0008d11c" style:font-size-asian="12pt" style:font-size-complex="12pt"/>
    </style:style>
    <style:style style:name="P19" style:family="paragraph" style:parent-style-name="Standard">
      <style:paragraph-properties fo:margin-top="0.0398in" fo:margin-bottom="0.0398in" style:contextual-spacing="false" fo:line-height="115%" fo:text-align="start" style:justify-single-word="false"/>
      <style:text-properties fo:color="#000000" loext:opacity="100%" fo:font-size="12pt" officeooo:rsid="002d8d10" officeooo:paragraph-rsid="002d8d10" style:font-size-asian="12pt" style:font-size-complex="12pt"/>
    </style:style>
    <style:style style:name="P20" style:family="paragraph" style:parent-style-name="Standard">
      <style:paragraph-properties fo:margin-top="0.0398in" fo:margin-bottom="0.0398in" style:contextual-spacing="false" fo:line-height="115%" fo:text-align="start" style:justify-single-word="false"/>
      <style:text-properties fo:font-size="12pt" officeooo:rsid="0008d11c" officeooo:paragraph-rsid="0008d11c" style:font-size-asian="10.5pt" style:font-size-complex="12pt"/>
    </style:style>
    <style:style style:name="P21" style:family="paragraph" style:parent-style-name="Standard">
      <style:paragraph-properties fo:line-height="115%" fo:text-align="start" style:justify-single-word="false"/>
      <style:text-properties fo:font-size="18pt" officeooo:rsid="0008d11c" officeooo:paragraph-rsid="0008d11c" style:font-size-asian="18pt" style:font-size-complex="18pt"/>
    </style:style>
    <style:style style:name="P22" style:family="paragraph" style:parent-style-name="Standard">
      <style:paragraph-properties fo:line-height="115%"/>
    </style:style>
    <style:style style:name="T1" style:family="text">
      <style:text-properties fo:font-weight="bold" style:font-weight-asian="bold" style:font-weight-complex="bold"/>
    </style:style>
    <style:style style:name="T2" style:family="text">
      <style:text-properties officeooo:rsid="000d7afb"/>
    </style:style>
    <style:style style:name="T3" style:family="text">
      <style:text-properties officeooo:rsid="002298f4"/>
    </style:style>
    <style:style style:name="T4" style:family="text">
      <style:text-properties officeooo:rsid="00097046"/>
    </style:style>
    <style:style style:name="T5" style:family="text">
      <style:text-properties officeooo:rsid="0026a327"/>
    </style:style>
    <style:style style:name="T6" style:family="text">
      <style:text-properties fo:font-style="italic" style:font-style-asian="italic" style:font-style-complex="italic"/>
    </style:style>
    <style:style style:name="T7" style:family="text">
      <style:text-properties fo:font-style="italic" officeooo:rsid="0026a327" style:font-style-asian="italic" style:font-style-complex="italic"/>
    </style:style>
    <style:style style:name="T8" style:family="text">
      <style:text-properties fo:font-style="italic" officeooo:rsid="002f033c" style:font-style-asian="italic" style:font-style-complex="italic"/>
    </style:style>
    <style:style style:name="T9" style:family="text">
      <style:text-properties fo:font-style="italic" officeooo:rsid="0046a7ad" style:font-style-asian="italic" style:font-style-complex="italic"/>
    </style:style>
    <style:style style:name="T10" style:family="text">
      <style:text-properties fo:font-style="italic" officeooo:rsid="0049e38c" style:font-style-asian="italic" style:font-style-complex="italic"/>
    </style:style>
    <style:style style:name="T11" style:family="text">
      <style:text-properties fo:font-style="italic" officeooo:rsid="000d7afb" style:font-style-asian="italic" style:font-style-complex="italic"/>
    </style:style>
    <style:style style:name="T12" style:family="text">
      <style:text-properties fo:font-style="italic" officeooo:rsid="00590ace" style:font-style-asian="italic" style:font-style-complex="italic"/>
    </style:style>
    <style:style style:name="T13" style:family="text">
      <style:text-properties fo:font-style="normal" officeooo:rsid="0026a327" style:font-style-asian="normal" style:font-style-complex="normal"/>
    </style:style>
    <style:style style:name="T14" style:family="text">
      <style:text-properties fo:font-style="normal" officeooo:rsid="002f033c" style:font-style-asian="normal" style:font-style-complex="normal"/>
    </style:style>
    <style:style style:name="T15" style:family="text">
      <style:text-properties fo:font-style="normal" officeooo:rsid="0031d2cb" style:font-style-asian="normal" style:font-style-complex="normal"/>
    </style:style>
    <style:style style:name="T16" style:family="text">
      <style:text-properties fo:font-style="normal" officeooo:rsid="0046a7ad" style:font-style-asian="normal" style:font-style-complex="normal"/>
    </style:style>
    <style:style style:name="T17" style:family="text">
      <style:text-properties fo:font-style="normal" officeooo:rsid="0049e38c" style:font-style-asian="normal" style:font-style-complex="normal"/>
    </style:style>
    <style:style style:name="T18" style:family="text">
      <style:text-properties fo:color="#000000" loext:opacity="100%" fo:font-size="12pt" officeooo:rsid="00245362" style:font-size-asian="10.5pt" style:font-size-complex="12pt"/>
    </style:style>
    <style:style style:name="T19" style:family="text">
      <style:text-properties fo:color="#000000" loext:opacity="100%" fo:font-size="12pt" officeooo:rsid="00253929" style:font-size-asian="10.5pt" style:font-size-complex="12pt"/>
    </style:style>
    <style:style style:name="T20" style:family="text">
      <style:text-properties officeooo:rsid="002e3ef0"/>
    </style:style>
    <style:style style:name="T21" style:family="text">
      <style:text-properties officeooo:rsid="002f033c"/>
    </style:style>
    <style:style style:name="T22" style:family="text">
      <style:text-properties officeooo:rsid="003515f0"/>
    </style:style>
    <style:style style:name="T23" style:family="text">
      <style:text-properties officeooo:rsid="00361a19"/>
    </style:style>
    <style:style style:name="T24" style:family="text">
      <style:text-properties officeooo:rsid="00381aba"/>
    </style:style>
    <style:style style:name="T25" style:family="text">
      <style:text-properties officeooo:rsid="00381b45"/>
    </style:style>
    <style:style style:name="T26" style:family="text">
      <style:text-properties officeooo:rsid="0039f5af"/>
    </style:style>
    <style:style style:name="T27" style:family="text">
      <style:text-properties fo:font-size="8pt" officeooo:rsid="00381aba" style:font-size-asian="8pt" style:font-size-complex="8pt"/>
    </style:style>
    <style:style style:name="T28" style:family="text">
      <style:text-properties fo:font-size="8pt" officeooo:rsid="00381b45" style:font-size-asian="8pt" style:font-size-complex="8pt"/>
    </style:style>
    <style:style style:name="T29" style:family="text">
      <style:text-properties fo:color="#ff860d" loext:opacity="100%"/>
    </style:style>
    <style:style style:name="T30" style:family="text">
      <style:text-properties fo:color="#ff860d" loext:opacity="100%" officeooo:rsid="00381aba"/>
    </style:style>
    <style:style style:name="T31" style:family="text">
      <style:text-properties fo:color="#ff860d" loext:opacity="100%" fo:font-size="8pt" officeooo:rsid="00381aba" style:font-size-asian="8pt" style:font-size-complex="8pt"/>
    </style:style>
    <style:style style:name="T32" style:family="text">
      <style:text-properties fo:color="#ff860d" loext:opacity="100%" fo:font-size="8pt" officeooo:rsid="0039f5af" style:font-size-asian="8pt" style:font-size-complex="8pt"/>
    </style:style>
    <style:style style:name="T33" style:family="text">
      <style:text-properties fo:color="#ff860d" loext:opacity="100%" fo:font-size="8pt" officeooo:rsid="00381b45" style:font-size-asian="8pt" style:font-size-complex="8pt"/>
    </style:style>
    <style:style style:name="T34" style:family="text">
      <style:text-properties fo:color="#2a6099" loext:opacity="100%"/>
    </style:style>
    <style:style style:name="T35" style:family="text">
      <style:text-properties fo:color="#2a6099" loext:opacity="100%" fo:font-size="8pt" style:font-size-asian="8pt" style:font-size-complex="8pt"/>
    </style:style>
    <style:style style:name="T36" style:family="text">
      <style:text-properties fo:color="#2a6099" loext:opacity="100%" fo:font-size="8pt" officeooo:rsid="00381aba" style:font-size-asian="8pt" style:font-size-complex="8pt"/>
    </style:style>
    <style:style style:name="T37" style:family="text">
      <style:text-properties fo:color="#2a6099" loext:opacity="100%" fo:font-size="8pt" officeooo:rsid="00381b45" style:font-size-asian="8pt" style:font-size-complex="8pt"/>
    </style:style>
    <style:style style:name="T38" style:family="text">
      <style:text-properties fo:color="#2a6099" loext:opacity="100%" fo:font-size="8pt" officeooo:rsid="0039f5af" style:font-size-asian="8pt" style:font-size-complex="8pt"/>
    </style:style>
    <style:style style:name="T39" style:family="text">
      <style:text-properties officeooo:rsid="0039fe5a"/>
    </style:style>
    <style:style style:name="T40" style:family="text">
      <style:text-properties officeooo:rsid="003b4a62"/>
    </style:style>
    <style:style style:name="T41" style:family="text">
      <style:text-properties fo:color="#ff4000" loext:opacity="100%"/>
    </style:style>
    <style:style style:name="T42" style:family="text">
      <style:text-properties officeooo:rsid="0046a7ad"/>
    </style:style>
    <style:style style:name="T43" style:family="text">
      <style:text-properties officeooo:rsid="0049e38c"/>
    </style:style>
    <style:style style:name="T44" style:family="text">
      <style:text-properties officeooo:rsid="004bcdb4"/>
    </style:style>
    <style:style style:name="T45" style:family="text">
      <style:text-properties officeooo:rsid="00560cdd"/>
    </style:style>
    <style:style style:name="T46" style:family="text">
      <style:text-properties officeooo:rsid="0057ba73"/>
    </style:style>
    <style:style style:name="T47" style:family="text">
      <style:text-properties officeooo:rsid="00590ace"/>
    </style:style>
    <style:style style:name="T48" style:family="text">
      <style:text-properties officeooo:rsid="005b56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of of concept</text:p>
      <text:p text:style-name="P21"/>
      <text:p text:style-name="P6">Dizajn šeme baze podataka</text:p>
      <text:p text:style-name="P20">Dizajn šeme baze podataka nalazi se u fajlu <text:span text:style-name="T46">d</text:span><text:span text:style-name="T6">b</text:span><text:span text:style-name="T11">D</text:span><text:span text:style-name="T6">esign.png</text:span>.</text:p>
      <text:p text:style-name="P6"><text:span text:style-name="T2">P</text:span>articionisanje podataka, <text:span text:style-name="T3">r</text:span><text:span text:style-name="T4">eplikacij</text:span><text:span text:style-name="T2">a</text:span><text:span text:style-name="T4"> baze </text:span><text:span text:style-name="T48">i</text:span><text:span text:style-name="T4"> obezbedjivanje otpornosti na greške </text:span></text:p>
      <text:p text:style-name="P22"><text:span text:style-name="T18">Sistem je distribuiran na više geografskih lokacija, gde se na svakoj lokaciji nalazi slave-master klaster baza podataka </text:span><text:span text:style-name="T19">sa 3 slave baze </text:span><text:span text:style-name="T18">, zajedno sa bekap bazom master baze. </text:span><text:span text:style-name="T19">Nad globalnom bazom podataka bi odradili “sharding” koji bi bio zasnovan </text:span>na<text:span text:style-name="T19"> geografskoj lokaciji i svaka master baza jednog geografskog klastera bi predstavljala jedan shard globalne baze.</text:span></text:p>
      <text:p text:style-name="P8">Vertikalno skaliranje bi bilo odradjeno tako da bi se manje korišćene kolone tabela izdvojile u posebne tabele koje bi zatim bile čuvane na sporijim medijumima. Primer toga bi bilo izdvajanje <text:span text:style-name="T6">adress</text:span> <text:span text:style-name="T5">i</text:span> <text:span text:style-name="T7">phone_number</text:span> <text:span text:style-name="T5">kolona iz tabele </text:span><text:span text:style-name="T7">staff </text:span><text:span text:style-name="T13">i</text:span><text:span text:style-name="T7"> </text:span><text:span text:style-name="T5"><text:s/></text:span><text:span text:style-name="T7">institution, gender</text:span><text:span text:style-name="T13"> i </text:span><text:span text:style-name="T7">occupation </text:span><text:span text:style-name="T13">kolona iz tabele </text:span><text:span text:style-name="T7">blood_donor.</text:span></text:p>
      <text:p text:style-name="P9">Ovim pristupom bili bi ispunjeni Availability i Partitioning tolerance iz CAP teoreme dok bi bila postignuta eventualna konzistentnost, zbog toga što repliciranje podataka iz master u slave bazu zahteva odredjeno vreme.</text:p>
      <text:p text:style-name="P18"><text:span text:style-name="T1"/></text:p>
      <text:p text:style-name="P1">Strategija za kesiranje podataka</text:p>
      <text:p text:style-name="P19">Svaki klaster servera imaće svoj keš. Budući da naša aplikacija <text:span text:style-name="T20">većinski radi sa veoma osetljivim ličnim podacima ili podacima koji se frekventno menjaju, skup objekata koje bi mogli keširati je veoma mali. Jedan od primera keširanja bi bile informacije o banakama krvi poput adrese, naziva, opisa... , zbog toga što se očekuje da će pacijenti često pretraživati njima dostupne banke krvi radi zakazivanja pregleda, a te informacije se retko menjaju.</text:span><text:span text:style-name="T22"> Za oslobadjanje</text:span><text:span text:style-name="T21"> </text:span><text:span text:style-name="T22">k</text:span><text:span text:style-name="T21">oristila bi se strategija </text:span><text:span text:style-name="T8">Least Recently Used</text:span><text:span text:style-name="T14">, a pored nje preporučujemo posmatranje aplikacije neko vreme, te keširanje unapred najčešće posećivanih banaka krvi.</text:span><text:span text:style-name="T15"> Preporučujemo korišćenje Redisa.</text:span></text:p>
      <text:p text:style-name="P2">Okvirna procena za hardverske resurse potrebne za skladištenje svih<text:span text:style-name="T23"> </text:span>podataka u narednih 5 godina</text:p>
      <text:p text:style-name="P10">Početni memorijski prostor koji nam je potreban otprillike je jednak 10mil * memorija potrebna da se memoriše jedan donor<text:span text:style-name="T24">(5.3kB)</text:span> + memorija potrebna da se uskladište sve ostale tabele, izuzimajući preglede<text:span text:style-name="T25">.</text:span><text:span text:style-name="T24"> </text:span><text:span text:style-name="T25">Kada se ovo zapažanje primeni na čitav sistem bazna memorija iznosi</text:span><text:span text:style-name="T26">:</text:span><text:span text:style-name="T39"> </text:span></text:p>
      <text:p text:style-name="P10"><text:span text:style-name="T30"><text:s/></text:span><text:span text:style-name="T31">(53GB za donore + 500kB(memorija potrebna za ostatak baze)</text:span><text:span text:style-name="T32">)</text:span><text:span text:style-name="T31"> *</text:span><text:span text:style-name="T33">5(master, slave-ovi, bekap)</text:span><text:span text:style-name="T31"> )</text:span><text:span text:style-name="T32">(1 klaster)</text:span><text:span text:style-name="T31"> </text:span><text:span text:style-name="T27">* broj geografskih klastera</text:span><text:span text:style-name="T28">+ </text:span><text:span text:style-name="T36">(53GB + 500kB</text:span><text:span text:style-name="T37">) * broj geografskih klastera</text:span><text:span text:style-name="T38"> </text:span><text:span text:style-name="T37">(globalna baza)</text:span><text:span text:style-name="T35">.</text:span><text:span text:style-name="T36"> </text:span></text:p>
      <text:p text:style-name="P11"><text:span text:style-name="T24">Pretpsotavićemo da imamo 10 geografskih klastera</text:span><text:span text:style-name="T26">, te je bazna memorija </text:span><text:span text:style-name="T39">3.18TB.</text:span></text:p>
      <text:p text:style-name="P12">Memorija potrebna da se zabeleži jedan pregled iznosi 15.6kB. Na mesečnom nivou očekuje se 500 000 rezervacija što je na nivou 5 godina jednako 30 000 000 rezervacija što zauzima 500GB (468GB za preglede + ostale tabele) . Kada se dovedu u obzir master-slave klaster i globalna baza ukupno zauzeće memorije iznosi: <text:span text:style-name="T29">(500GB * 5) <text:s/>* 10</text:span> + <text:span text:style-name="T34">500GB * 10</text:span> = <text:span text:style-name="T40">30TB </text:span></text:p>
      <text:p text:style-name="P12"><text:soft-page-break/></text:p>
      <text:p text:style-name="P13">Dakle procena memorijskog zauzeća u narednih 5 godina iznosi <text:span text:style-name="T41">33.18TB</text:span>.</text:p>
      <text:p text:style-name="P3">Load balanser</text:p>
      <text:p text:style-name="P14">Zbog geografske raspodele klastera koristili bi jedan load balanser koji bi preusmeravao klijente na servere koji su im najbliži.</text:p>
      <text:p text:style-name="P14">Serveri bi bili organizovani u active-active klaster. Time bi se distribuiralo opterećenje servera, kao i obezbediilo dalje funkcionisanje u slučaju pada jednog od servera. Odlučili smo se za active-active, pre nego za active-passive zbog toga što smatramo da je na taj način opterećenje bolje distribuirano.</text:p>
      <text:p text:style-name="P14">Takodje<text:span text:style-name="T43">,</text:span> potrebno je postaviti load balanser izmedju klastera servera i klastera baza podataka. <text:span text:style-name="T42">Ako je fokus na lakšoj implementaciji preporučuje se korišćenje </text:span><text:span text:style-name="T9">round robin </text:span><text:span text:style-name="T16">ili </text:span><text:span text:style-name="T9">random </text:span><text:span text:style-name="T16">tehnike raspodele pod uslovom da je hardver svih servera približno jednake moći, u suprotnom preporučuj</text:span><text:span text:style-name="T17">u</text:span><text:span text:style-name="T16"> <text:s/>se </text:span><text:span text:style-name="T9">weighted</text:span><text:span text:style-name="T10"> </text:span><text:span text:style-name="T17">verzije</text:span><text:span text:style-name="T10"> </text:span><text:span text:style-name="T17">istih</text:span><text:span text:style-name="T16">. Mi smo se na kraju ipak odlučili za </text:span><text:span text:style-name="T9">weighted least connection </text:span><text:span text:style-name="T16">tehniku, jer iako je teža za implementaciju njom se postiže mnogo balansiranija raspodela.</text:span></text:p>
      <text:p text:style-name="P15">Budući da naš sistem koristi JWT, te je on <text:span text:style-name="T6">stateless</text:span>, nismo razmatrali tehnike replikacije sesije.</text:p>
      <text:p text:style-name="P4"><text:s/>Predlog koje operacije korisnika treba nadgledati u cilju poboljšanja<text:span text:style-name="T44"> </text:span>sistema</text:p>
      <text:p text:style-name="P16">Predlažemo da se nadgledaju sve operacije korisnika vezane za preglede na dnevnom nivou, to jest zakazivanje, otkazivanje i vršenje istih zbog toga što one čine srž biznis logike aplikacije. Na osnovu tih informacija mogli bi, na primer, zaključiti na kojoj geografskoj lokaciji se povećao broj zakazivanja pregleda, te izvršiti vertiklano ili horizontalno skaliranje na tom mestu.</text:p>
      <text:p text:style-name="P5"><text:s/><text:span text:style-name="T45">Dizajn predložene arhitekture</text:span></text:p>
      <text:p text:style-name="P17">Dizajn predložene arhitekture nalazi se u fajlu <text:span text:style-name="T6">archite</text:span><text:span text:style-name="T12">tectureDesign.png</text:span><text:span text:style-name="T4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4:35:33.882847489</meta:creation-date>
    <dc:date>2023-01-26T20:01:17.193677679</dc:date>
    <meta:editing-duration>PT2H48M11S</meta:editing-duration>
    <meta:editing-cycles>30</meta:editing-cycles>
    <meta:generator>LibreOffice/7.3.7.2$Linux_X86_64 LibreOffice_project/30$Build-2</meta:generator>
    <meta:document-statistic meta:table-count="0" meta:image-count="0" meta:object-count="0" meta:page-count="2" meta:paragraph-count="24" meta:word-count="651" meta:character-count="4400" meta:non-whitespace-character-count="3763"/>
  </office:meta>
</office:document-meta>
</file>